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fo:font-size="15pt" fo:font-weight="bold" officeooo:rsid="001b4dd8" officeooo:paragraph-rsid="001b4dd8" style:font-size-asian="15pt" style:font-weight-asian="bold" style:font-size-complex="15pt" style:font-weight-complex="bold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bookmark text:name="c8ad"/>To put it in a quantifiable form, every CNN has the following components/layers:</text:p>
      <text:list xml:id="list2742639182672449114" text:style-name="L1">
        <text:list-item>
          <text:p text:style-name="P3"><text:bookmark text:name="404f"/>Input image</text:p>
        </text:list-item>
        <text:list-item>
          <text:p text:style-name="P3"><text:bookmark text:name="2dce"/>Convolution layer</text:p>
        </text:list-item>
        <text:list-item>
          <text:p text:style-name="P3"><text:bookmark text:name="d93a"/>Pooling Layer (max pooling or avg pooling)</text:p>
        </text:list-item>
        <text:list-item>
          <text:p text:style-name="P3"><text:bookmark text:name="0ad2"/>Flattening</text:p>
        </text:list-item>
        <text:list-item>
          <text:p text:style-name="P1"><text:bookmark text:name="f74d"/>Fully connected Layer (default neural network)</text:p>
        </text:list-item>
      </text:list>
      <text:p text:style-name="P2"><text:bookmark text:name="8c8c"/>Flattening</text:p>
      <text:p text:style-name="Text_20_body"><text:bookmark text:name="__w2_mbtKhiZ_answer_content"/>The last stage of a convolutional neural network (CNN) is a classifier. It is called a dense layer, which is just an artificial neural network (ANN) classifier.</text:p>
      <text:p text:style-name="Text_20_body">And an ANN classifier needs individual features, just like any other classifier. This means it needs a feature vector.Therefore, you need to convert the output of the convolutional part of the CNN into a 1D feature vector, to be used by the ANN part of it. This operation is called flattening. It gets the output of the convolutional layers, flattens all its structure to create a single long feature vector to be used by the dense layer for the final classificati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7:11:34.309975669</meta:creation-date>
    <dc:date>2018-04-20T17:43:16.649205201</dc:date>
    <meta:editing-duration>PT31M4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45" meta:character-count="848" meta:non-whitespace-character-count="717"/>
  </office:meta>
</office:document-meta>
</file>